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00%"/>
    </style:style>
    <style:style style:name="P2" style:parent-style-name="Normal" style:family="paragraph">
      <style:paragraph-properties fo:text-align="justify" fo:line-height="100%"/>
    </style:style>
    <style:style style:name="P3" style:parent-style-name="Normal" style:family="paragraph">
      <style:paragraph-properties fo:text-align="justify" fo:line-height="100%"/>
    </style:style>
  </office:automatic-styles>
  <office:body>
    <office:text text:use-soft-page-breaks="true">
      <text:p text:style-name="P1"><text:bookmark-start text:name="OLE_LINK1"/><text:s/>A ideia por trás de computadores digitais pode ser explicada dizendo que estas máquinas têm a intenção de realizar qualquer operação que pode ser realizada por um computador<text:s/>humano (Alan Turing, 1950, tradução nossa). Na era da informação e automação, podemos mais do que nunca, moldar o mundo a nossa volta, de<text:s/><text:bookmark-start text:name="OLE_LINK8"/>cadeiras de rodas com software de sintetização de voz, a celulares que encontram a loja que deseja.<text:s/><text:bookmark-start text:name="OLE_LINK10"/><text:bookmark-start text:name="OLE_LINK11"/>Softwares estão em<text:s/>todos os lugares, em sistemas embarcados nos aviões, no forno de micro-ondas, nos carros, talvez esta seja uma das invenções mais úteis já criadas.<text:bookmark-end text:name="OLE_LINK1"/><text:bookmark-end text:name="OLE_LINK8"/><text:bookmark-end text:name="OLE_LINK10"/><text:bookmark-end text:name="OLE_LINK11"/><text:s/>Nesse contexto, pensamos em cada coisa que pode ser automatizada, otimizada, padronizada, diante dessa realidade constatamos que poderíamos auxiliar alunos que estão passando por um importante processo acadêmico, o conhecido e temido Trabalho de Conclusão do Curso (TCC). A cada ano professores e alunos usam grande parte do seu precioso tempo para escrever, revisar, refazer seu texto para avaliação. <text:s/>Nossa proposta ambiciona a automatização de parte deste processo, nos propomos a desenvolver um software, que recebe arquivos de texto como entrada, processa, e padroniza o documento final nos padrões ABNT Metodista.<text:s/>Para tal, utilizamos técnicas e ferramentas de desenvolvimento de software como, Extreme Programming, uma metodologia de desenvolvimento ágil de software; <text:s/>NetBeans IDE, um ambiente integrado de desenvolvimento; LaTeX, um conjunto de macros para o programa de diagramação de textos TeX, utilizado amplamente na produção de textos matemáticos e científicos, devido a sua alta qualidade tipográfica.<text:s/></text:p>
      <text:p text:style-name="P2"/>
      <text:p text:style-name="P3">Palavras-chave: TCCTeX, TCC, desenvolvimento de software, XP, Extreme Programming, processador de texto, LaTeX,<text:s/>TeX, odt, pdf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50%"/>
      <style:text-properties style:font-name="Times New Roman" style:font-name-asian="Times New Roman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Mascarini Galindo</meta:initial-creator>
    <dc:creator>Denis Martinoni</dc:creator>
    <meta:creation-date>2015-11-09T03:27:00Z</meta:creation-date>
    <dc:date>2015-11-10T22:19:00Z</dc:date>
    <meta:template xlink:href="Normal.dotm" xlink:type="simple"/>
    <meta:editing-cycles>4</meta:editing-cycles>
    <meta:editing-duration>PT0S</meta:editing-duration>
    <meta:document-statistic meta:page-count="1" meta:paragraph-count="3" meta:word-count="257" meta:character-count="1725" meta:row-count="12" meta:non-whitespace-character-count="1471"/>
  </office:meta>
</office:document-meta>
</file>